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sans-serif" svg:font-family="sans-serif"/>
    <style:font-face style:name="Цалибри" svg:font-family="Цалибри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d9a19" officeooo:paragraph-rsid="001d9a19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font-name="Calibri" fo:font-size="18pt" fo:font-style="normal" fo:font-weight="normal" officeooo:paragraph-rsid="001d9a19"/>
    </style:style>
    <style:style style:name="P3" style:family="paragraph" style:parent-style-name="Text_20_body">
      <style:text-properties officeooo:paragraph-rsid="001ef711"/>
    </style:style>
    <style:style style:name="P4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20882f" officeooo:paragraph-rsid="001ef711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d9a19" officeooo:paragraph-rsid="003eaf05" style:text-blinking="false" fo:background-color="transparent"/>
    </style:style>
    <style:style style:name="P6" style:family="paragraph" style:parent-style-name="Text_20_body">
      <style:text-properties officeooo:paragraph-rsid="00332721"/>
    </style:style>
    <style:style style:name="P7" style:family="paragraph" style:parent-style-name="Text_20_body">
      <style:text-properties officeooo:paragraph-rsid="003eaf05"/>
    </style:style>
    <style:style style:name="P8" style:family="paragraph" style:parent-style-name="Text_20_body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P9" style:family="paragraph" style:parent-style-name="Text_20_body">
      <style:text-properties style:font-name="Calibri1" fo:font-size="15pt" fo:font-weight="normal" officeooo:rsid="0045bd3b" officeooo:paragraph-rsid="0045bd3b" style:font-size-asian="15pt" style:font-weight-asian="normal" style:font-size-complex="15pt" style:font-weight-complex="normal"/>
    </style:style>
    <style:style style:name="P10" style:family="paragraph" style:parent-style-name="Text_20_body">
      <style:text-properties style:font-name="Calibri1" fo:font-size="15pt" fo:font-weight="normal" officeooo:rsid="0047a8d5" officeooo:paragraph-rsid="0047a8d5" style:font-size-asian="15pt" style:font-weight-asian="normal" style:font-size-complex="15pt" style:font-weight-complex="normal"/>
    </style:style>
    <style:style style:name="P11" style:family="paragraph" style:parent-style-name="Text_20_body">
      <style:text-properties style:font-name="Calibri1" fo:font-size="15pt" fo:font-weight="normal" officeooo:rsid="00485483" officeooo:paragraph-rsid="00485483" style:font-size-asian="15pt" style:font-weight-asian="normal" style:font-size-complex="15pt" style:font-weight-complex="normal"/>
    </style:style>
    <style:style style:name="P12" style:family="paragraph" style:parent-style-name="Text_20_body">
      <style:text-properties style:font-name="Calibri1" fo:font-size="15pt" fo:font-weight="normal" officeooo:rsid="00485483" officeooo:paragraph-rsid="004b887f" style:font-size-asian="15pt" style:font-weight-asian="normal" style:font-size-complex="15pt" style:font-weight-complex="normal"/>
    </style:style>
    <style:style style:name="P13" style:family="paragraph" style:parent-style-name="Text_20_body" style:list-style-name="L4">
      <style:text-properties style:font-name="Calibri1" fo:font-size="15pt" fo:font-weight="normal" officeooo:rsid="004cf8b6" officeooo:paragraph-rsid="004cf8b6" style:font-size-asian="15pt" style:font-weight-asian="normal" style:font-size-complex="15pt" style:font-weight-complex="normal"/>
    </style:style>
    <style:style style:name="P14" style:family="paragraph" style:parent-style-name="Text_20_body">
      <style:text-properties officeooo:paragraph-rsid="004400f5"/>
    </style:style>
    <style:style style:name="P15" style:family="paragraph" style:parent-style-name="Text_20_body">
      <style:text-properties officeooo:paragraph-rsid="0045bd3b"/>
    </style:style>
    <style:style style:name="P16" style:family="paragraph" style:parent-style-name="Text_20_body">
      <style:text-properties officeooo:paragraph-rsid="00485483"/>
    </style:style>
    <style:style style:name="P17" style:family="paragraph" style:parent-style-name="Text_20_body">
      <style:text-properties officeooo:rsid="004cf8b6" officeooo:paragraph-rsid="004cf8b6"/>
    </style:style>
    <style:style style:name="P18" style:family="paragraph" style:parent-style-name="Text_20_body" style:list-style-name="L4">
      <style:text-properties officeooo:rsid="004cf8b6" officeooo:paragraph-rsid="004f54e2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rsid="004d5d7d" officeooo:paragraph-rsid="004d5d7d"/>
    </style:style>
    <style:style style:name="P21" style:family="paragraph" style:parent-style-name="Text_20_body" style:list-style-name="L4">
      <style:text-properties officeooo:rsid="004f54e2" officeooo:paragraph-rsid="004f54e2"/>
    </style:style>
    <style:style style:name="P22" style:family="paragraph" style:parent-style-name="Text_20_body">
      <style:text-properties officeooo:rsid="004f54e2" officeooo:paragraph-rsid="004f54e2"/>
    </style:style>
    <style:style style:name="P23" style:family="paragraph" style:parent-style-name="Text_20_body">
      <style:text-properties officeooo:rsid="0050a339" officeooo:paragraph-rsid="0050a339"/>
    </style:style>
    <style:style style:name="P24" style:family="paragraph" style:parent-style-name="Text_20_body" style:list-style-name="L5">
      <style:text-properties officeooo:rsid="0050a339" officeooo:paragraph-rsid="0050a339"/>
    </style:style>
    <style:style style:name="P25" style:family="paragraph" style:parent-style-name="Text_20_body">
      <style:text-properties officeooo:rsid="0051b307" officeooo:paragraph-rsid="0051b307"/>
    </style:style>
    <style:style style:name="P26" style:family="paragraph" style:parent-style-name="Text_20_body" style:list-style-name="L6">
      <style:text-properties officeooo:rsid="0051b307" officeooo:paragraph-rsid="0051b307"/>
    </style:style>
    <style:style style:name="P27" style:family="paragraph" style:parent-style-name="Text_20_body" style:list-style-name="L7">
      <style:text-properties officeooo:rsid="0051b307" officeooo:paragraph-rsid="0051b307"/>
    </style:style>
    <style:style style:name="P28" style:family="paragraph" style:parent-style-name="Text_20_body" style:list-style-name="L8">
      <style:text-properties officeooo:rsid="0051b307" officeooo:paragraph-rsid="0051b307"/>
    </style:style>
    <style:style style:name="P29" style:family="paragraph" style:parent-style-name="Text_20_body" style:list-style-name="L9">
      <style:text-properties officeooo:rsid="0051b307" officeooo:paragraph-rsid="0051b307"/>
    </style:style>
    <style:style style:name="P30" style:family="paragraph" style:parent-style-name="Text_20_body" style:list-style-name="L9">
      <style:text-properties officeooo:rsid="0051b307" officeooo:paragraph-rsid="00534288"/>
    </style:style>
    <style:style style:name="P31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font-name="Cambria" fo:font-size="10.5pt" fo:font-style="normal" fo:font-weight="normal" officeooo:paragraph-rsid="0026bd37"/>
    </style:style>
    <style:style style:name="P32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paragraph-rsid="002852a0" style:text-blinking="false" fo:background-color="transparent"/>
    </style:style>
    <style:style style:name="P33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52a0" officeooo:paragraph-rsid="002852a0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90ad" officeooo:paragraph-rsid="002890ad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officeooo:paragraph-rsid="00298885" style:text-blinking="false" fo:background-color="transparent"/>
    </style:style>
    <style:style style:name="P36" style:family="paragraph" style:parent-style-name="Heading_20_1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d9a19" officeooo:paragraph-rsid="00425de8" style:text-blinking="false" fo:background-color="transparent"/>
    </style:style>
    <style:style style:name="P37" style:family="paragraph" style:parent-style-name="Heading_20_1"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P38" style:family="paragraph" style:parent-style-name="Heading_20_1">
      <style:text-properties style:font-name="Calibri1" fo:font-size="18pt" fo:font-weight="normal" officeooo:paragraph-rsid="004b887f" style:font-size-asian="18pt" style:font-weight-asian="normal" style:font-size-complex="18pt" style:font-weight-complex="normal"/>
    </style:style>
    <style:style style:name="P39" style:family="paragraph" style:parent-style-name="Heading_20_2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P40" style:family="paragraph" style:parent-style-name="Heading_20_2">
      <style:text-properties style:font-name="Calibri1" fo:font-size="15pt" fo:font-weight="normal" officeooo:paragraph-rsid="0045a84f" style:font-size-asian="15pt" style:font-weight-asian="normal" style:font-size-complex="15pt" style:font-weight-complex="normal"/>
    </style:style>
    <style:style style:name="P41" style:family="paragraph" style:parent-style-name="Heading_20_2">
      <style:text-properties style:font-name="Calibri1" fo:font-size="15pt" fo:font-weight="normal" officeooo:paragraph-rsid="0047a8d5" style:font-size-asian="15pt" style:font-weight-asian="normal" style:font-size-complex="15pt" style:font-weight-complex="normal"/>
    </style:style>
    <style:style style:name="P42" style:family="paragraph" style:parent-style-name="Heading_20_2" style:list-style-name="L1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43" style:family="paragraph" style:parent-style-name="Heading_20_2" style:list-style-name="L2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44" style:family="paragraph" style:parent-style-name="Heading_20_2" style:list-style-name="L3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45" style:family="paragraph" style:parent-style-name="Heading_20_3">
      <style:text-properties fo:font-weight="normal" style:font-weight-asian="normal" style:font-weight-complex="normal"/>
    </style:style>
    <style:style style:name="P46" style:family="paragraph" style:parent-style-name="Heading_20_3">
      <style:text-properties officeooo:paragraph-rsid="004400f5"/>
    </style:style>
    <style:style style:name="T1" style:family="text">
      <style:text-properties style:text-line-through-style="none" style:text-line-through-type="none" style:text-underline-style="none" officeooo:rsid="0020882f" style:text-blinking="false" fo:background-color="transparent" loext:char-shading-value="0"/>
    </style:style>
    <style:style style:name="T2" style:family="text">
      <style:text-properties style:text-line-through-style="none" style:text-line-through-type="none" style:text-underline-style="none" officeooo:rsid="0021e462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officeooo:rsid="00233f1e" style:text-blinking="false" fo:background-color="transparent" loext:char-shading-value="0"/>
    </style:style>
    <style:style style:name="T4" style:family="text">
      <style:text-properties style:text-line-through-style="none" style:text-line-through-type="none" style:text-underline-style="none" officeooo:rsid="0026bd37" style:text-blinking="false" fo:background-color="transparent" loext:char-shading-value="0"/>
    </style:style>
    <style:style style:name="T5" style:family="text">
      <style:text-properties style:text-line-through-style="none" style:text-line-through-type="none" fo:letter-spacing="normal" style:text-underline-style="none" officeooo:rsid="0021e462" style:text-blinking="false" fo:background-color="transparent" loext:char-shading-value="0"/>
    </style:style>
    <style:style style:name="T6" style:family="text">
      <style:text-properties style:text-line-through-style="none" style:text-line-through-type="none" fo:letter-spacing="normal" style:text-underline-style="none" officeooo:rsid="00233f1e" style:text-blinking="false" fo:background-color="transparent" loext:char-shading-value="0"/>
    </style:style>
    <style:style style:name="T7" style:family="text">
      <style:text-properties style:text-line-through-style="none" style:text-line-through-type="none" fo:letter-spacing="normal" style:text-underline-style="none" officeooo:rsid="0026bd37" style:text-blinking="false" fo:background-color="transparent" loext:char-shading-value="0"/>
    </style:style>
    <style:style style:name="T8" style:family="text">
      <style:text-properties fo:color="#252525" style:font-name="sans-serif" fo:font-size="10.5pt" fo:letter-spacing="normal"/>
    </style:style>
    <style:style style:name="T9" style:family="text">
      <style:text-properties fo:color="#252525" style:font-name="sans-serif" fo:font-size="10.5pt" fo:letter-spacing="normal" officeooo:rsid="001d9a19"/>
    </style:style>
    <style:style style:name="T10" style:family="text">
      <style:text-properties fo:color="#252525" style:font-name="sans-serif" fo:font-size="10.5pt" fo:letter-spacing="normal" officeooo:rsid="001e40fd"/>
    </style:style>
    <style:style style:name="T11" style:family="text">
      <style:text-properties fo:color="#252525" style:font-name="sans-serif" fo:font-size="10.5pt" fo:letter-spacing="normal" officeooo:rsid="001ef711"/>
    </style:style>
    <style:style style:name="T12" style:family="text">
      <style:text-properties fo:color="#252525" style:font-name="sans-serif" fo:letter-spacing="normal" fo:font-weight="bold"/>
    </style:style>
    <style:style style:name="T13" style:family="text">
      <style:text-properties fo:font-variant="normal" fo:text-transform="none" fo:color="#252525" style:font-name="sans-serif" fo:font-size="10.5pt" fo:letter-spacing="normal" fo:font-style="normal" fo:font-weight="normal" officeooo:rsid="001ef711"/>
    </style:style>
    <style:style style:name="T14" style:family="text">
      <style:text-properties fo:font-variant="normal" fo:text-transform="none" fo:color="#252525" style:font-name="sans-serif" fo:font-size="10.5pt" fo:letter-spacing="normal" fo:font-style="normal" fo:font-weight="normal" officeooo:rsid="0020882f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b72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e295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00e1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3272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52494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2a7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ec20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cd89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a84f" style:text-blinking="false" fo:background-color="transparent" loext:char-shading-value="0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f54e2" style:text-blinking="false" fo:background-color="transparent" loext:char-shading-value="0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3cd890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85483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9a10a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b887f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5a84f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d5d7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Cambria1" fo:font-size="10.5pt" fo:font-style="normal" style:text-underline-style="none" fo:font-weight="normal" officeooo:rsid="0045a84f" style:text-blinking="false" fo:background-color="transparent" loext:char-shading-value="0" style:font-size-asian="10.5pt" style:font-weight-asian="normal" style:font-size-complex="10.5pt" style:font-weight-complex="normal"/>
    </style:style>
    <style:style style:name="T35" style:family="text">
      <style:text-properties officeooo:rsid="0026bd37"/>
    </style:style>
    <style:style style:name="T36" style:family="text">
      <style:text-properties officeooo:rsid="002852a0"/>
    </style:style>
    <style:style style:name="T37" style:family="text">
      <style:text-properties officeooo:rsid="002890ad"/>
    </style:style>
    <style:style style:name="T38" style:family="text">
      <style:text-properties officeooo:rsid="00298885"/>
    </style:style>
    <style:style style:name="T39" style:family="text">
      <style:text-properties officeooo:rsid="0031b8fd"/>
    </style:style>
    <style:style style:name="T40" style:family="text">
      <style:text-properties officeooo:rsid="00332721"/>
    </style:style>
    <style:style style:name="T41" style:family="text">
      <style:text-properties officeooo:rsid="003aec20"/>
    </style:style>
    <style:style style:name="T42" style:family="text">
      <style:text-properties officeooo:rsid="003eaf05"/>
    </style:style>
    <style:style style:name="T43" style:family="text">
      <style:text-properties officeooo:rsid="00409b47"/>
    </style:style>
    <style:style style:name="T44" style:family="text">
      <style:text-properties style:font-name="Cambria" fo:font-size="10.5pt" officeooo:rsid="0026bd37"/>
    </style:style>
    <style:style style:name="T45" style:family="text">
      <style:text-properties officeooo:rsid="00425de8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25de8" style:font-weight-asian="normal" style:font-weight-complex="normal"/>
    </style:style>
    <style:style style:name="T48" style:family="text">
      <style:text-properties fo:font-weight="normal" officeooo:rsid="0045a84f" style:font-weight-asian="normal" style:font-weight-complex="normal"/>
    </style:style>
    <style:style style:name="T49" style:family="text">
      <style:text-properties fo:font-weight="normal" officeooo:rsid="004cf8b6" style:font-weight-asian="normal" style:font-weight-complex="normal"/>
    </style:style>
    <style:style style:name="T50" style:family="text">
      <style:text-properties fo:font-weight="normal" officeooo:rsid="004400f5" style:font-weight-asian="normal" style:font-weight-complex="normal"/>
    </style:style>
    <style:style style:name="T51" style:family="text">
      <style:text-properties fo:font-weight="normal" officeooo:rsid="00534288" style:font-weight-asian="normal" style:font-weight-complex="normal"/>
    </style:style>
    <style:style style:name="T52" style:family="text">
      <style:text-properties fo:font-weight="normal" officeooo:rsid="0047a8d5" style:font-weight-asian="normal" style:font-weight-complex="normal"/>
    </style:style>
    <style:style style:name="T53" style:family="text">
      <style:text-properties officeooo:rsid="004b887f"/>
    </style:style>
    <style:style style:name="T54" style:family="text">
      <style:text-properties style:font-name="Cambria1" fo:font-size="10.5pt" fo:font-weight="normal" style:font-size-asian="10.5pt" style:font-weight-asian="normal" style:font-size-complex="10.5pt" style:font-weight-complex="normal"/>
    </style:style>
    <style:style style:name="T55" style:family="text">
      <style:text-properties style:font-name="Cambria1" fo:font-size="10.5pt" fo:font-weight="normal" officeooo:rsid="004d5d7d" style:font-size-asian="10.5pt" style:font-weight-asian="normal" style:font-size-complex="10.5pt" style:font-weight-complex="normal"/>
    </style:style>
    <style:style style:name="T56" style:family="text">
      <style:text-properties style:font-name="Cambria1" fo:font-size="10.5pt" fo:font-weight="normal" officeooo:rsid="0045a84f" style:font-size-asian="10.5pt" style:font-weight-asian="normal" style:font-size-complex="10.5pt" style:font-weight-complex="normal"/>
    </style:style>
    <style:style style:name="T57" style:family="text">
      <style:text-properties style:font-name="Cambria1" fo:font-size="10.5pt" fo:font-weight="normal" officeooo:rsid="004f54e2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 text:name="docs-internal-guid-0ea497bd-cfec-3e45-c7fe-c0ca7970b77d"/><text:span text:style-name="T35">­</text:span></text:h>
      <text:h text:style-name="P36" text:outline-level="1"><text:span text:style-name="T35">1. Увод</text:span></text:h>
      <text:p text:style-name="P1"><text:tab/></text:p>
      <text:p text:style-name="P2"><text:span text:style-name="T9">За да вникнем в целите на проекта, първо трябва да се добие основна представа за неговите мащаби. </text:span><text:span text:style-name="T8">Колелата </text:span><text:span text:style-name="T9">са представени на масовата публика през 19 век и оттогава те стават важен фактор не само в спорта, но и в транспорта. Текущо колелата наброяват 1 милиард. </text:span><text:span text:style-name="T10">Това означава, че грубо всеки седми човек притежава велосипед – </text:span><text:span text:style-name="T11">приблизително същата сметка като при автомобилите. </text:span></text:p>
      <text:p text:style-name="P3"><text:span text:style-name="T13"><text:tab/>Ако погледнем как стои Берлин на световната сцена, то ще заключим, че колоезденето е образува голяма част от трафика. По последни данни на 1000 жители се падат средно по 710 колела. Това е означава, че грубо <text:s/>13 процента от транспорта е велосипеден. <text:s/>Може да се каже, че Берлин като метрополис заема челно място в класацията за велосипедни общества. </text:span><text:span text:style-name="T14">Това не евсичко – гражданите на столицата имат достъп до 620 километрови велоалеи, а дори са и изградени специални улици за колоездачи (Fahrradstrassen). <text:s/></text:span></text:p>
      <text:p text:style-name="P4"><text:tab/>Когато е изградена такава огромна мрежа в огромното 3.5 милионно общество на Берлин, тя трябва да бъде достъпна за всички. Затова е важно да се изгради начин за ефективното ѝ управление.</text:p>
      <text:list xml:id="list5203861864504738431" text:style-name="L1">
        <text:list-item>
          <text:list>
            <text:list-item>
              <text:h text:style-name="P42" text:outline-level="2"><text:span text:style-name="T42">1 </text:span>Тема на проекта</text:h>
            </text:list-item>
          </text:list>
        </text:list-item>
      </text:list>
      <text:p text:style-name="P31"><text:span text:style-name="T1">Един от начините да се изгради достъпна колоездачна мрежа е </text:span><text:span text:style-name="T2">всеки да има достъп до велосипед, независимо дали притежава такъв в домакинствот</text:span><text:span text:style-name="T4">о</text:span><text:span text:style-name="T2"> си. Това е практика, прилагана в повечето метрополиси, които решават проблема, като предлагат по някакъв начин колела на заем. В Лондон например </text:span><text:span text:style-name="T3">системата</text:span><text:span text:style-name="T2"> </text:span><text:span text:style-name="T12">Santander Cycles</text:span><text:span text:style-name="T5"> </text:span><text:span text:style-name="T6">представлява </text:span><text:span text:style-name="T7">общодостъпни рампи за колела, в които гражданите могат да наемат велосипед за определено време, като има много такива спирки из целия град</text:span><text:span text:style-name="T6">.</text:span></text:p>
      <text:p text:style-name="P31"><text:span text:style-name="T7">Темата на нашият проект е свързана с начин за приемане и предлагане на колела за временна употреба в Берлин.</text:span><text:span text:style-name="T6"> </text:span><text:span text:style-name="T7">Той се базира на директната връзка между наемателя и човекът, решил да предлага колелото си назаем.</text:span></text:p>
      <text:list xml:id="list1652773790823758045" text:style-name="L2">
        <text:list-item>
          <text:list>
            <text:list-header>
              <text:h text:style-name="P43" text:outline-level="2"><text:span text:style-name="T42">1.2 </text:span>Цели на проекта</text:h>
            </text:list-header>
          </text:list>
        </text:list-item>
      </text:list>
      <text:p text:style-name="P32"><text:span text:style-name="T36">Целта на нашият проект е да се създаде платформа, която улеснява комуникацията между наемащия и отдаващия колело. Първоначалната цел на проекта е Берлин, но на платформата може да се запише всеки град, изявил желание да участва. Във всеки град потребителят има достъп до информация за рампите на регистрираните наемодатели и съответно може да поиска да вземе под наем съответно </text:span><text:soft-page-break/><text:span text:style-name="T36">колело. Тук нашата платформа трябва да даде възможност за комуникация между двамата, включваща уговаряне на място и час за взимане и оставяне на велосипеда. Останалите потребители могат да оценяват своите пътувания и да избират такива колела, които удовлетворяват техните изисквания. Сайтът, който изграждаме, трябва да предлага достъп до цялата тази информация.</text:span></text:p>
      <text:p text:style-name="P32"><text:s/><text:span text:style-name="T36">Въпреки че подобни проекти вече съществуват, в тяхната реализация се крият множество проблеми – както софтуерни, така и архитектури. Затова важна цел на нашия проект е да изгради по-добра система от вече съществуващите.</text:span></text:p>
      <text:p text:style-name="P33">Друго нещо към което се ст<text:span text:style-name="T39">р</text:span>емим е да се направи архитектурата по такъв начин, че регистрирането на изцяло нов град да става лесно и удобно, без намесата на <text:span text:style-name="T37">системен администратор, което лиспва напълно в текущите реализацията.</text:span></text:p>
      <text:p text:style-name="P34">Изключително важно е да се с<text:span text:style-name="T40">т</text:span>ремим към <text:span text:style-name="T38">сигурност, защото тази платформа изисква работа с чувствителна информация. Освен паролите на потребителите, които очевидно трябва да са защитени, част от ифнормацията за колелата трябва да се пази допълнително. В противен случай би имало заплаха от кражби. </text:span></text:p>
      <text:p text:style-name="P35"><text:span text:style-name="T41">Цел на проектът е администраторите на съответните градове да имат контрол и той да е независим. Трябва да изградим архитектурата по такъв начин, че</text:span> Recovery Time при падане на някой сървър <text:span text:style-name="T41">да е минимален</text:span>.</text:p>
      <text:list xml:id="list9013103673887190191" text:style-name="L3">
        <text:list-item>
          <text:list>
            <text:list-header>
              <text:h text:style-name="P44" text:outline-level="2"><text:span text:style-name="T43">1.3 </text:span>Резултати</text:h>
            </text:list-header>
          </text:list>
        </text:list-item>
      </text:list>
      <text:p text:style-name="P6"><text:span text:style-name="T16"><text:tab/></text:span><text:span text:style-name="T17">Продуктът </text:span><text:span text:style-name="T16">BikeSurf, подпомага комуникацията между доброволците, заявили желание за участие в съответния град, регистриран на сайта </text:span><text:span text:style-name="T17">на платформата</text:span><text:span text:style-name="T16">. </text:span><text:span text:style-name="T18">Регистрираните наемодатели имат право да слагат обяви за колелата си и да бъдат разглеждани и взимани от регистрираните наематели.</text:span></text:p>
      <text:p text:style-name="P6"><text:span text:style-name="T19"><text:tab/>Заради децентрализираната система и използването на ORM, всеки нов желаещ град може да се регистрира лесно с позволението на администратора. Използването на модели прави заявките независими към sql базата, така че просто трябва да се инсталиране на съответната база и сървърен файл.</text:span></text:p>
      <text:p text:style-name="P6"><text:span text:style-name="T19"><text:tab/></text:span><text:span text:style-name="T20">За да защитим потребители си, използваме Bcrypt за пазене на паролите. Подсигуряваме се, че те не са ботове, чрез ауторизация на лична карта/паспорт и по този начин силно намаляваме шанса от атака, тъй като потребителите ни са базирани на роли със съответни права. </text:span><text:span text:style-name="T21">И</text:span><text:span text:style-name="T15">нформацията за конкретното местоположение на велосипеда се пази в тайна непостредствено до взимането му от наемателя. </text:span></text:p>
      <text:p text:style-name="P7"><text:span text:style-name="T15"><text:tab/></text:span><text:span text:style-name="T22">Изборът на</text:span><text:span text:style-name="T15"> децантрализирата архитектура </text:span><text:span text:style-name="T23">решава проблемите в проекта свързани с правата на администраторите и тяхната власт</text:span><text:span text:style-name="T15">. </text:span><text:span text:style-name="T23">Освен това, по този начин сървърите са сравнително независими, което позволява запазване на част от системата при падането на съврър, т.е. и много по-добро време за възстановяване.</text:span></text:p>
      <text:p text:style-name="P5"><text:span text:style-name="T44"/></text:p>
      <text:h text:style-name="P37" text:outline-level="1"><text:soft-page-break/><text:span text:style-name="T45">2. Описание</text:span></text:h>
      <text:h text:style-name="P39" text:outline-level="2"><text:span text:style-name="T45">2.1 Изисквания към софтуера</text:span></text:h>
      <text:p text:style-name="P8"/>
      <text:h text:style-name="P45" text:outline-level="3">2.1.1 <text:span text:style-name="T45">Функционални изисквания</text:span></text:h>
      <text:p text:style-name="P15"><text:span text:style-name="T47">- да се вземат от клиента</text:span></text:p>
      <text:h text:style-name="P46" text:outline-level="3"><text:span text:style-name="T46">2.1.</text:span><text:span text:style-name="T50">2</text:span><text:span text:style-name="T46"> </text:span><text:span text:style-name="T50">Нефункционални изисквания</text:span><text:span text:style-name="T25"> </text:span></text:h>
      <text:p text:style-name="P14"><text:span text:style-name="T25"/></text:p>
      <text:p text:style-name="P22"><text:span text:style-name="T25">И</text:span><text:span text:style-name="T24">зползваемост:</text:span></text:p>
      <text:list xml:id="list4722779669744361093" text:style-name="L4">
        <text:list-item>
          <text:p text:style-name="P13"><text:span text:style-name="T32">Д</text:span><text:span text:style-name="T27">обре изглеждаш продукт, който се поддър</text:span><text:span text:style-name="T33">ж</text:span><text:span text:style-name="T27">а на </text:span><text:span text:style-name="T33">последните версии на следните</text:span><text:span text:style-name="T27"> браузери</text:span><text:span text:style-name="T33">: Google Chrome, Opera, Mozilla Firefox, Microsoft Edge, Top Browser</text:span><text:span text:style-name="T27">.</text:span></text:p>
        </text:list-item>
        <text:list-item>
          <text:p text:style-name="P13"><text:span text:style-name="T27">Удобен за поддръжна (в отговор – има документация и ползва красиви темплейти)</text:span></text:p>
        </text:list-item>
        <text:list-item>
          <text:p text:style-name="P13"><text:span text:style-name="T27">Сигурност (в отговор използваме начин за автентикация)</text:span></text:p>
        </text:list-item>
        <text:list-item>
          <text:p text:style-name="P19"><text:span text:style-name="T55">Трябва да изглежда добре нa 4’, 5’, 7-9’, 13-15’ и по-големи от 17’ дисплеи</text:span></text:p>
        </text:list-item>
        <text:list-item>
          <text:p text:style-name="P20"><text:span text:style-name="T56">4/</text:span><text:span text:style-name="T54">5 потребителя трябва да </text:span><text:span text:style-name="T57">умеят</text:span><text:span text:style-name="T54"> да запаз</text:span><text:span text:style-name="T57">ват</text:span><text:span text:style-name="T54"> колело в рамките на 5 минути, след като са гледали видеото за “добре дошъл”</text:span></text:p>
        </text:list-item>
        <text:list-item>
          <text:p text:style-name="P21"><text:span text:style-name="T54">Не е нужно инсталирането на допълнителен софтуер</text:span></text:p>
        </text:list-item>
        <text:list-item>
          <text:p text:style-name="P21"><text:span text:style-name="T56">П</text:span><text:span text:style-name="T54">отребителите трябва да могат да отменят запазването до 24 часа преди времето за взимане</text:span></text:p>
        </text:list-item>
      </text:list>
      <text:p text:style-name="P22"><text:span text:style-name="T24">Надежност:</text:span></text:p>
      <text:list xml:id="list190339132510174" text:continue-numbering="true" text:style-name="L4">
        <text:list-item>
          <text:p text:style-name="P18"><text:span text:style-name="T26">Максималното време, в което системата се възстановява трябва да е по-малко от 10 минути и трябва да се случва по рядко от два пъти в месеца</text:span></text:p>
        </text:list-item>
      </text:list>
      <text:p text:style-name="P23"><text:span text:style-name="T48">М</text:span><text:span text:style-name="T46">одулярност</text:span></text:p>
      <text:list xml:id="list5342858291853589981" text:style-name="L5">
        <text:list-item>
          <text:p text:style-name="P24"><text:span text:style-name="T46">Един град не трябва да зависи от другите градове. Ако сайтът на един град е недостижим, това не трябва да влияе на другите.</text:span></text:p>
        </text:list-item>
        <text:list-item>
          <text:p text:style-name="P24"><text:span text:style-name="T46">Инсталирането на нова версия не трябва да променя личните настройки и съдържанието на базата данни</text:span></text:p>
        </text:list-item>
        <text:list-item>
          <text:p text:style-name="P24"><text:span text:style-name="T46">Добавянето на нов град не трябва да афектира другите</text:span></text:p>
        </text:list-item>
      </text:list>
      <text:p text:style-name="P25"><text:span text:style-name="T49">Е</text:span><text:span text:style-name="T46">фикасност и бързодействие</text:span></text:p>
      <text:list xml:id="list9019328061627984380" text:style-name="L6">
        <text:list-item>
          <text:p text:style-name="P26"><text:soft-page-break/><text:span text:style-name="T46">Времето за отговор на заявка трябва да е 200мс.</text:span></text:p>
        </text:list-item>
        <text:list-item>
          <text:p text:style-name="P26"><text:span text:style-name="T46">Потребител трябва да може да се регистрира с 5 клика или по-малко</text:span></text:p>
        </text:list-item>
        <text:list-item>
          <text:p text:style-name="P26"><text:span text:style-name="T46">Потребител трябва да може да запази колело с 10 клика или по-малко</text:span></text:p>
        </text:list-item>
      </text:list>
      <text:p text:style-name="P25"><text:span text:style-name="T49">П</text:span><text:span text:style-name="T46">оддръжка</text:span></text:p>
      <text:list xml:id="list103236649797617362" text:style-name="L7">
        <text:list-item>
          <text:p text:style-name="P27"><text:span text:style-name="T46">Кодът трябва да спазва всички стилови изисквания</text:span></text:p>
        </text:list-item>
        <text:list-item>
          <text:p text:style-name="P27"><text:span text:style-name="T46">Системата трябва да включва unit тестове, които покриват 99% от всеки branch</text:span></text:p>
        </text:list-item>
      </text:list>
      <text:p text:style-name="P25"><text:span text:style-name="T46">Сигурност</text:span></text:p>
      <text:list xml:id="list6812538056936529142" text:style-name="L8">
        <text:list-item>
          <text:p text:style-name="P28"><text:span text:style-name="T46">Да се използва само криптирана комуникация между клиенти и сървър</text:span></text:p>
        </text:list-item>
        <text:list-item>
          <text:p text:style-name="P28"><text:span text:style-name="T46">Паролите да се пазят по разумен начин</text:span></text:p>
        </text:list-item>
      </text:list>
      <text:p text:style-name="P25"><text:span text:style-name="T46">Скалируемост</text:span></text:p>
      <text:list xml:id="list7436864667045998964" text:style-name="L9">
        <text:list-item>
          <text:p text:style-name="P29"><text:span text:style-name="T46">Системата да бъде стабилна с 5.000 заявки в секунда</text:span></text:p>
        </text:list-item>
        <text:list-item>
          <text:p text:style-name="P30"><text:span text:style-name="T46">Системата да бъде </text:span><text:span text:style-name="T51">стабилна със 100.000 потребители</text:span></text:p>
        </text:list-item>
        <text:list-item>
          <text:p text:style-name="P30"><text:span text:style-name="T51">Системата да бъде стабилна с 500.000 оферти за колела</text:span><text:span text:style-name="T48">Щ</text:span><text:span text:style-name="T52">е е хубаво да сложим и някакви Use-Cases, </text:span></text:p>
        </text:list-item>
      </text:list>
      <text:h text:style-name="P40" text:outline-level="2"><text:span text:style-name="T45">2.2 Анализ и дизайн</text:span></text:h>
      <text:p text:style-name="P9"><text:span text:style-name="T28">Д</text:span><text:span text:style-name="T27">а се помисли за съответните изисквания как ще се удовлетворят. Примерно -искаме да има снимки – използване на база данни.</text:span></text:p>
      <text:p text:style-name="P9"><text:span text:style-name="T27">Тук трябва да стигнем до извода, че тези изисквания ни водят към независима база данни и децентрализиране. Като за всяка функционалност казваме с какво сме я решили.</text:span></text:p>
      <text:p text:style-name="P9"><text:span text:style-name="T27"/></text:p>
      <text:h text:style-name="P41" text:outline-level="2"><text:span text:style-name="T45">2.3 Архитектура</text:span></text:h>
      <text:p text:style-name="P10"><text:span text:style-name="T27">Това ще е най-дълго. Биров иска сравнителна архитектура. Тоест, трябва да си измислим някаква архитектура в картинки за текущия сайт. След това трябва да </text:span><text:span text:style-name="T29">измислим нашата архитектура. (Т.е. описване на ntier client-server).</text:span></text:p>
      <text:p text:style-name="P11"><text:span text:style-name="T27">Тук трябва да се сложи и обясни C&amp;C диаграмат</text:span><text:span text:style-name="T30">а. Ще е хубаво да се проучи някой език за описание на архитектури като ADL. </text:span></text:p>
      <text:p text:style-name="P16"/>
      <text:h text:style-name="P38" text:outline-level="1"><text:span text:style-name="T53">3. Реализация</text:span></text:h>
      <text:p text:style-name="P12"><text:span text:style-name="T31">Тук едва ли ще се задължава мног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sans-serif" svg:font-family="sans-serif"/>
    <style:font-face style:name="Цалибри" svg:font-family="Цалибри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nos" fo:font-family="Tinos" style:font-family-generic="roman" style:font-pitch="variable" fo:font-size="24pt" fo:font-weight="bold" style:font-name-asian="Adobe Blank" style:font-family-asian="'Adobe Blan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nos" fo:font-family="Tinos" style:font-family-generic="roman" style:font-pitch="variable" fo:font-size="18pt" fo:font-weight="bold" style:font-name-asian="Adobe Blank" style:font-family-asian="'Adobe Blan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2:00:52.085877131</meta:creation-date>
    <dc:date>2017-01-31T19:01:08.723682167</dc:date>
    <meta:editing-duration>PT11H47M8S</meta:editing-duration>
    <meta:editing-cycles>33</meta:editing-cycles>
    <meta:generator>LibreOffice/5.1.6.2.0$Linux_X86_64 LibreOffice_project/10m0$Build-2</meta:generator>
    <meta:document-statistic meta:table-count="0" meta:image-count="0" meta:object-count="0" meta:page-count="4" meta:paragraph-count="61" meta:word-count="1160" meta:character-count="7313" meta:non-whitespace-character-count="6212"/>
  </office:meta>
</office:document-meta>
</file>